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2c3752db20b98b6f7ee3103d161530f3a005694e9c209d7f9078a0f1eebd7ad9</meta:user-defined>
    <meta:user-defined meta:name="version" meta:value-type="string">reproducible</meta:user-defined>
  </office:meta>
</office:document-meta>
</file>